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h Park Historic District</text:p>
      <text:p text:style-name="Standard"/>
      <text:p text:style-name="Standard"><text:tab/>This is a neighborhood of houses built by the town's wealthy, on land that was once the orchard on the early, large farm owned by Reuben Ash. <text:s/>The district <text:s/>contains fine examples of Midwestern Victorian and American Four-Square styles. Most of the district was developed between 1895 and 1919. <text:s/>A few non-conforming in-fill homes were built later. The area has fine historic integrity, with well kept-up houses and yards. <text:s/>The influence of the railroad, bringing both building materials and awareness of design trends, is evident. The mature trees and homes along 7<text:span text:style-name="T1">th</text:span> Ave NW are perhaps the heart of the district. <text:s/>The transcontinental railroad serves as a boundary on the nor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</meta:initial-creator>
    <meta:creation-date>2012-07-27T13:55:36</meta:creation-date>
    <dc:date>2012-07-27T14:13:41</dc:date>
    <dc:creator>William </dc:creator>
    <meta:editing-duration>PT00H06M3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115" meta:character-count="707"/>
  </office:meta>
</office:document-meta>
</file>